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8615" calcext:value-type="float">
            <text:p>18615</text:p>
          </table:table-cell>
          <table:table-cell table:formula="of:=SUM([.F2:.F163])" office:value-type="float" office:value="93" calcext:value-type="float">
            <text:p>93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354" calcext:value-type="float">
            <text:p>18354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5])" office:value-type="float" office:value="34" calcext:value-type="float">
            <text:p>3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5])" office:value-type="float" office:value="19078" calcext:value-type="float">
            <text:p>190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/>
          <table:table-cell table:formula="of:=COUNTA([.C2:.C61])" office:value-type="float" office:value="60" calcext:value-type="float">
            <text:p>60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/>
          <table:table-cell table:formula="of:=SUM([.C2:.C61])" office:value-type="float" office:value="21412" calcext:value-type="float">
            <text:p>21412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0:48:49.7025820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9-28T10:50:43.991308544</dc:date>
    <meta:editing-duration>PT8H17M58S</meta:editing-duration>
    <meta:editing-cycles>77</meta:editing-cycles>
    <meta:generator>LibreOffice/4.3.3.2$Linux_X86_64 LibreOffice_project/430m0$Build-2</meta:generator>
    <dc:creator>Marcelo Diniz</dc:creator>
    <meta:document-statistic meta:table-count="3" meta:cell-count="18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Cálculos.H165:Cálculos.H165 Cálculos.F165:Cálculos.F165</svg:desc>
                </draw:g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8615">
                <text:p>18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